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0.642cm"/>
    </style:style>
    <style:style style:name="co12" style:family="table-column">
      <style:table-column-properties fo:break-before="auto" style:column-width="12.714cm"/>
    </style:style>
    <style:style style:name="co13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09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08"/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31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3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0. Overvie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column table:style-name="co7" table:number-columns-repeated="4" table:default-cell-style-name="ce7"/>
        <table:table-column table:style-name="co8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formula="of:=CONCATENATE(&quot;A YAT release is done in &quot;; COUNTA([.C4:.C9]); &quot; steps:&quot;)" office:value-type="string" office:string-value="A YAT release is done in 6 steps:">
            <text:p>A YAT release is done in 6 steps: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5"/>
          <table:table-cell table:style-name="ce5" office:value-type="string">
            <text:p>Duration</text:p>
          </table:table-cell>
          <table:table-cell table:style-name="ce5" office:value-type="string">
            <text:p>Step</text:p>
          </table:table-cell>
          <table:table-cell table:style-name="ce5" office:value-type="string">
            <text:p>To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>
            <text:p>1.</text:p>
          </table:table-cell>
          <table:table-cell office:value-type="string">
            <text:p>Preparation</text:p>
          </table:table-cell>
          <table:table-cell/>
          <table:table-cell table:formula="of:=['1. Preparation'.H3]" office:value-type="time" office:time-value="PT01H25M00S">
            <text:p>01:25</text:p>
          </table:table-cell>
          <table:table-cell table:formula="of:=['1. Preparation'.J3]" office:value-type="time" office:time-value="PT01H25M00S">
            <text:p>01: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4]+1" office:value-type="float" office:value="2">
            <text:p>2.</text:p>
          </table:table-cell>
          <table:table-cell office:value-type="string">
            <text:p>Software Testi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5]+1" office:value-type="float" office:value="3">
            <text:p>3.</text:p>
          </table:table-cell>
          <table:table-cell office:value-type="string">
            <text:p>Packagi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6]+1" office:value-type="float" office:value="4">
            <text:p>4.</text:p>
          </table:table-cell>
          <table:table-cell office:value-type="string">
            <text:p>Installation Testi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7]+1" office:value-type="float" office:value="5">
            <text:p>5.</text:p>
          </table:table-cell>
          <table:table-cell office:value-type="string">
            <text:p>Uploa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8]+1" office:value-type="float" office:value="6">
            <text:p>6.</text:p>
          </table:table-cell>
          <table:table-cell office:value-type="string">
            <text:p>Finaliza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e YAT story:</text:p>
          </table:table-cell>
          <table:table-cell table:number-columns-repeated="1023"/>
        </table:table-row>
        <table:table-row table:style-name="ro2">
          <table:table-cell table:style-name="ce1" table:number-columns-repeated="5"/>
          <table:table-cell table:style-name="ce5" table:number-columns-repeated="2"/>
          <table:table-cell table:style-name="ce8" office:value-type="string">
            <text:p>YAT</text:p>
          </table:table-cell>
          <table:table-cell table:style-name="ce8" office:value-type="string">
            <text:p>MKY</text:p>
          </table:table-cell>
          <table:table-cell table:style-name="ce8" office:value-type="string">
            <text:p>ALAZ</text:p>
          </table:table-cell>
          <table:table-cell table:style-name="ce8" office:value-type="string">
            <text:p>NUnit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date" office:date-value="2011-12-04">
            <text:p>2011-12-04</text:p>
          </table:table-cell>
          <table:table-cell table:style-name="ce4" office:value-type="string">
            <text:p>:</text:p>
          </table:table-cell>
          <table:table-cell office:value-type="string">
            <text:p>YAT 2.0 Beta 4 Candidate 1</text:p>
          </table:table-cell>
          <table:table-cell/>
          <table:table-cell table:style-name="Default" table:number-columns-repeated="2"/>
          <table:table-cell office:value-type="string">
            <text:p>1.99.28</text:p>
          </table:table-cell>
          <table:table-cell office:value-type="string">
            <text:p>1.0.7</text:p>
          </table:table-cell>
          <table:table-cell office:value-type="string">
            <text:p>3.5.5</text:p>
          </table:table-cell>
          <table:table-cell office:value-type="string">
            <text:p>1.0.4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date" office:date-value="2011-04-25">
            <text:p>2011-04-25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4</text:p>
          </table:table-cell>
          <table:table-cell/>
          <table:table-cell table:style-name="Default" table:number-columns-repeated="2"/>
          <table:table-cell office:value-type="string">
            <text:p>1.99.26</text:p>
          </table:table-cell>
          <table:table-cell office:value-type="string">
            <text:p>1.0.5</text:p>
          </table:table-cell>
          <table:table-cell office:value-type="string">
            <text:p>3.5.3</text:p>
          </table:table-cell>
          <table:table-cell office:value-type="string">
            <text:p>1.0.2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10-11-28">
            <text:p>2010-11-28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3</text:p>
          </table:table-cell>
          <table:table-cell/>
          <table:table-cell table:style-name="Default" table:number-columns-repeated="2"/>
          <table:table-cell office:value-type="string">
            <text:p>1.99.25</text:p>
          </table:table-cell>
          <table:table-cell office:value-type="string">
            <text:p>1.0.4</text:p>
          </table:table-cell>
          <table:table-cell office:value-type="string">
            <text:p>3.5.2</text:p>
          </table:table-cell>
          <table:table-cell office:value-type="string">
            <text:p>1.0.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10-11-11">
            <text:p>2010-11-11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2</text:p>
          </table:table-cell>
          <table:table-cell/>
          <table:table-cell table:style-name="Default" table:number-columns-repeated="2"/>
          <table:table-cell office:value-type="string">
            <text:p>1.99.24</text:p>
          </table:table-cell>
          <table:table-cell office:value-type="string">
            <text:p>1.0.4</text:p>
          </table:table-cell>
          <table:table-cell office:value-type="string">
            <text:p>3.5.2</text:p>
          </table:table-cell>
          <table:table-cell office:value-type="string">
            <text:p>1.0.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09-09-10">
            <text:p>2009-09-10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1</text:p>
          </table:table-cell>
          <table:table-cell/>
          <table:table-cell table:style-name="Default" table:number-columns-repeated="2"/>
          <table:table-cell office:value-type="string">
            <text:p>1.99.23</text:p>
          </table:table-cell>
          <table:table-cell office:value-type="string">
            <text:p>1.0.1</text:p>
          </table:table-cell>
          <table:table-cell office:value-type="string">
            <text:p>3.5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9-09-08">
            <text:p>2009-09-08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1</text:p>
          </table:table-cell>
          <table:table-cell/>
          <table:table-cell table:style-name="Default" table:number-columns-repeated="2"/>
          <table:table-cell office:value-type="string">
            <text:p>1.99.22</text:p>
          </table:table-cell>
          <table:table-cell office:value-type="string">
            <text:p>1.0.1</text:p>
          </table:table-cell>
          <table:table-cell office:value-type="string">
            <text:p>3.5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8-07-18">
            <text:p>2008-07-18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4</text:p>
          </table:table-cell>
          <table:table-cell/>
          <table:table-cell table:style-name="Default" table:number-columns-repeated="2"/>
          <table:table-cell office:value-type="string">
            <text:p>1.99.20</text:p>
          </table:table-cell>
          <table:table-cell office:value-type="string">
            <text:p>1.0.0</text:p>
          </table:table-cell>
          <table:table-cell office:value-type="string">
            <text:p>1.2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8-04-01">
            <text:p>2008-04-01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3</text:p>
          </table:table-cell>
          <table:table-cell/>
          <table:table-cell table:style-name="Default" table:number-columns-repeated="2"/>
          <table:table-cell office:value-type="string">
            <text:p>1.99.1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8-03-17">
            <text:p>2008-03-17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2</text:p>
          </table:table-cell>
          <table:table-cell/>
          <table:table-cell table:style-name="Default" table:number-columns-repeated="2"/>
          <table:table-cell office:value-type="string">
            <text:p>1.99.1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8-02-11">
            <text:p>2008-02-11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1</text:p>
          </table:table-cell>
          <table:table-cell/>
          <table:table-cell table:style-name="Default" table:number-columns-repeated="2"/>
          <table:table-cell office:value-type="string">
            <text:p>1.99.1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8-30">
            <text:p>2007-08-30</text:p>
          </table:table-cell>
          <table:table-cell table:style-name="ce4" office:value-type="string">
            <text:p>:</text:p>
          </table:table-cell>
          <table:table-cell office:value-type="string">
            <text:p>YAT 2.0 Beta 2 Preliminary</text:p>
          </table:table-cell>
          <table:table-cell/>
          <table:table-cell table:style-name="Default" table:number-columns-repeated="2"/>
          <table:table-cell office:value-type="string">
            <text:p>1.99.1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4-15">
            <text:p>2007-04-15</text:p>
          </table:table-cell>
          <table:table-cell table:style-name="ce4" office:value-type="string">
            <text:p>:</text:p>
          </table:table-cell>
          <table:table-cell office:value-type="string">
            <text:p>YAT 2.0 Beta 1</text:p>
          </table:table-cell>
          <table:table-cell/>
          <table:table-cell table:style-name="Default" table:number-columns-repeated="2"/>
          <table:table-cell office:value-type="string">
            <text:p>1.99.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2-25">
            <text:p>2007-02-25</text:p>
          </table:table-cell>
          <table:table-cell table:style-name="ce4" office:value-type="string">
            <text:p>:</text:p>
          </table:table-cell>
          <table:table-cell office:value-type="string">
            <text:p>YAT 2.0 Alpha 3</text:p>
          </table:table-cell>
          <table:table-cell/>
          <table:table-cell table:style-name="Default" table:number-columns-repeated="2"/>
          <table:table-cell office:value-type="string">
            <text:p>1.99.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2-07">
            <text:p>2007-02-07</text:p>
          </table:table-cell>
          <table:table-cell table:style-name="ce4" office:value-type="string">
            <text:p>:</text:p>
          </table:table-cell>
          <table:table-cell office:value-type="string">
            <text:p>YAT 2.0 Alpha 2</text:p>
          </table:table-cell>
          <table:table-cell/>
          <table:table-cell table:style-name="Default" table:number-columns-repeated="2"/>
          <table:table-cell office:value-type="string">
            <text:p>1.99.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1-23">
            <text:p>2007-01-23</text:p>
          </table:table-cell>
          <table:table-cell table:style-name="ce4" office:value-type="string">
            <text:p>:</text:p>
          </table:table-cell>
          <table:table-cell office:value-type="string">
            <text:p>YAT 2.0 Alpha 1</text:p>
          </table:table-cell>
          <table:table-cell/>
          <table:table-cell table:style-name="Default" table:number-columns-repeated="2"/>
          <table:table-cell office:value-type="string">
            <text:p>1.99.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31">
            <text:p>2003-10-31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30">
            <text:p>2003-10-30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14">
            <text:p>2003-10-14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0</text:p>
          </table:table-cell>
          <table:table-cell table:number-columns-repeated="101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1">
            <text:p>1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Preparation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7])" office:value-type="time" office:time-value="PT01H25M00S">
            <text:p>01:25</text:p>
          </table:table-cell>
          <table:table-cell table:style-name="ce29" office:value-type="time" office:time-value="PT00H00M00S">
            <text:p>00:00</text:p>
          </table:table-cell>
          <table:table-cell table:style-name="ce34" table:formula="of:=[.I3]+MAX([.I4:.I65527])" office:value-type="time" office:time-value="PT01H25M00S">
            <text:p>01:25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1.1.">
            <text:p>1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00H20M00S">
            <text:p>00:20</text:p>
          </table:table-cell>
          <table:table-cell table:style-name="ce36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5]; COUNTA([.C$6:.C6]); &quot;.&quot;)" office:value-type="string" office:string-value="1.1.1.">
            <text:p>1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7]); &quot;.&quot;)" office:value-type="string" office:string-value="1.1.2.">
            <text:p>1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8]); &quot;.&quot;)" office:value-type="string" office:string-value="1.1.3.">
            <text:p>1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9]); &quot;.&quot;)" office:value-type="string" office:string-value="1.1.4.">
            <text:p>1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10]); &quot;.&quot;)" office:value-type="string" office:string-value="1.1.5.">
            <text:p>1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1.1.6.">
            <text:p>1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13]); &quot;.&quot;)" office:value-type="string" office:string-value="1.1.7.">
            <text:p>1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1.1.8.">
            <text:p>1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1.1.9.">
            <text:p>1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1.2.">
            <text:p>1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00H25M00S">
            <text:p>00:25</text:p>
          </table:table-cell>
          <table:table-cell table:style-name="ce37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19]; COUNTA([.C$20:.C20]); &quot;.&quot;)" office:value-type="string" office:string-value="1.2.1.">
            <text:p>1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19]; COUNTA([.C$20:.C21]); &quot;.&quot;)" office:value-type="string" office:string-value="1.2.2.">
            <text:p>1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1.3.">
            <text:p>1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00H40M00S">
            <text:p>00:4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1.3.1.">
            <text:p>1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23]; COUNTA([.C$24:.C25]); &quot;.&quot;)" office:value-type="string" office:string-value="1.3.2.">
            <text:p>1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23]; COUNTA([.C$24:.C26]); &quot;.&quot;)" office:value-type="string" office:string-value="1.3.3.">
            <text:p>1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1.4.">
            <text:p>1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00H55M00S">
            <text:p>00:5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1.4.1.">
            <text:p>1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1.4.2.">
            <text:p>1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1.4.3.">
            <text:p>1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1.5.">
            <text:p>1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01H25M00S">
            <text:p>01:2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1.5.1.">
            <text:p>1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1.5.2.">
            <text:p>1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, undo changes,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9]); &quot;.&quot;)" office:value-type="string" office:string-value="1.5.3.">
            <text:p>1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5:'0. Overview'.C3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1-12-03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.12.2011</text:date>, <text:time>14:56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T02H21M18S</meta:editing-duration>
    <meta:editing-cycles>13</meta:editing-cycles>
    <meta:generator>OpenOffice.org/3.2$Win32 OpenOffice.org_project/320m12$Build-9483</meta:generator>
    <meta:initial-creator>Matthias Kläy</meta:initial-creator>
    <dc:date>2011-12-03T14:56:31.89</dc:date>
    <dc:creator>Matthias Kläy</dc:creator>
    <meta:printed-by>Matthias Kläy</meta:printed-by>
    <meta:print-date>2011-12-03T13:50:21.58</meta:print-date>
    <meta:document-statistic meta:table-count="2" meta:cell-count="208" meta:object-count="0"/>
  </office:meta>
</office:document-meta>
</file>